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139CE52E8A0EF5C47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661in" svg:y="-0.422in" svg:width="7.7654in" svg:height="2.122in" draw:z-index="0"><draw:image xlink:href="Pictures/100002010000047900000139CE52E8A0EF5C478A.png" xlink:type="simple" xlink:show="embed" xlink:actuate="onLoad" loext:mime-type="image/png"/></draw:frame><draw:frame draw:style-name="fr1" draw:name="Image2" text:anchor-type="char" svg:x="-0.3661in" svg:y="3.8209in" svg:width="7.7654in" svg:height="2.122in" draw:z-index="1"><draw:image xlink:href="Pictures/100002010000047900000139CE52E8A0EF5C478A.png" xlink:type="simple" xlink:show="embed" xlink:actuate="onLoad" loext:mime-type="image/png"/></draw:frame><draw:frame draw:style-name="fr1" draw:name="Image3" text:anchor-type="char" svg:x="-0.3661in" svg:y="1.6992in" svg:width="7.7654in" svg:height="2.122in" draw:z-index="2"><draw:image xlink:href="Pictures/100002010000047900000139CE52E8A0EF5C478A.png" xlink:type="simple" xlink:show="embed" xlink:actuate="onLoad" loext:mime-type="image/png"/></draw:frame><draw:frame draw:style-name="fr1" draw:name="Image4" text:anchor-type="char" svg:x="-0.3661in" svg:y="5.9425in" svg:width="7.7654in" svg:height="2.122in" draw:z-index="3"><draw:image xlink:href="Pictures/100002010000047900000139CE52E8A0EF5C478A.png" xlink:type="simple" xlink:show="embed" xlink:actuate="onLoad" loext:mime-type="image/png"/></draw:frame><draw:frame draw:style-name="fr1" draw:name="Image5" text:anchor-type="char" svg:x="-0.3661in" svg:y="8.0638in" svg:width="7.7654in" svg:height="2.122in" draw:z-index="4"><draw:image xlink:href="Pictures/100002010000047900000139CE52E8A0EF5C47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2:35:52.089682968</meta:creation-date>
    <dc:date>2021-06-13T22:54:47.766586634</dc:date>
    <meta:editing-duration>PT18M55S</meta:editing-duration>
    <meta:editing-cycles>2</meta:editing-cycles>
    <meta:generator>LibreOffice/6.4.3.2$Linux_X86_64 LibreOffice_project/40$Build-2</meta:generator>
    <meta:print-date>2021-06-13T22:51:42.841961149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